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10 Pitch1" svg:font-family="'Courier 10 Pitch'" style:font-pitch="fixed"/>
    <style:font-face style:name="Courier 10 Pitch" svg:font-family="'Courier 10 Pitch'" style:font-adornments="Negrito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aramond" svg:font-family="Garamond" style:font-adornments="Negrito" style:font-family-generic="roman" style:font-pitch="variable"/>
    <style:font-face style:name="Garamond1" svg:font-family="Garamond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 Negrito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00000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paragraph-rsid="003f4b6c"/>
    </style:style>
    <style:style style:name="P2" style:family="paragraph" style:parent-style-name="Text_20_body">
      <style:paragraph-properties fo:text-align="center" style:justify-single-word="false"/>
      <style:text-properties officeooo:paragraph-rsid="003f4b6c"/>
    </style:style>
    <style:style style:name="P3" style:family="paragraph" style:parent-style-name="Text_20_body">
      <style:text-properties style:font-name="Courier 10 Pitch1" officeooo:rsid="003f4b6c"/>
    </style:style>
    <style:style style:name="P4" style:family="paragraph" style:parent-style-name="Table_20_Contents">
      <style:text-properties officeooo:rsid="003f4b6c" officeooo:paragraph-rsid="003f4b6c"/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center" style:justify-single-word="false"/>
      <style:text-properties officeooo:paragraph-rsid="003f4b6c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Apostila-Listas" style:list-style-name="L1">
      <style:paragraph-properties fo:background-color="#dddddd">
        <style:background-image/>
      </style:paragraph-properties>
      <style:text-properties officeooo:rsid="0040c024" officeooo:paragraph-rsid="0040c024"/>
    </style:style>
    <style:style style:name="P11" style:family="paragraph" style:parent-style-name="Apostila-Listas" style:list-style-name="L1">
      <style:paragraph-properties fo:background-color="#cccccc">
        <style:background-image/>
      </style:paragraph-properties>
      <style:text-properties officeooo:rsid="0040c024" officeooo:paragraph-rsid="0040c024"/>
    </style:style>
    <style:style style:name="P12" style:family="paragraph" style:parent-style-name="Apostilas">
      <style:text-properties officeooo:rsid="0042a24c" officeooo:paragraph-rsid="0042a24c"/>
    </style:style>
    <style:style style:name="P13" style:family="paragraph" style:parent-style-name="Apostilas-T1" style:list-style-name="">
      <style:text-properties officeooo:paragraph-rsid="0042a24c"/>
    </style:style>
    <style:style style:name="P14" style:family="paragraph" style:parent-style-name="Apostilas-T1" style:list-style-name="L11">
      <style:paragraph-properties>
        <style:tab-stops>
          <style:tab-stop style:position="2.147cm"/>
        </style:tab-stops>
      </style:paragraph-properties>
      <style:text-properties officeooo:paragraph-rsid="0043e1a9"/>
    </style:style>
    <style:style style:name="P15" style:family="paragraph" style:parent-style-name="Contents_20_Heading" style:master-page-name="Footnote">
      <style:paragraph-properties style:page-number="auto"/>
    </style:style>
    <style:style style:name="P16" style:family="paragraph" style:parent-style-name="Apostilas-T2" style:list-style-name=""/>
    <style:style style:name="P17" style:family="paragraph" style:parent-style-name="Apostilas-T2" style:list-style-name="Apostila-Numeracao">
      <style:paragraph-properties>
        <style:tab-stops>
          <style:tab-stop style:position="2.734cm"/>
        </style:tab-stops>
      </style:paragraph-properties>
      <style:text-properties officeooo:paragraph-rsid="0043e1a9"/>
    </style:style>
    <style:style style:name="P18" style:family="paragraph" style:parent-style-name="Apostilas-Corpo-Texto">
      <style:text-properties officeooo:rsid="0043e1a9" officeooo:paragraph-rsid="0043e1a9"/>
    </style:style>
    <style:style style:name="P19" style:family="paragraph" style:parent-style-name="Apostilas-T3" style:list-style-name="">
      <style:text-properties officeooo:paragraph-rsid="0043e1a9"/>
    </style:style>
    <style:style style:name="P20" style:family="paragraph" style:parent-style-name="Apostilas-T3" style:list-style-name="L10">
      <style:text-properties officeooo:paragraph-rsid="0043e1a9"/>
    </style:style>
    <style:style style:name="P21" style:family="paragraph" style:parent-style-name="Apostilas-T3" style:list-style-name="">
      <style:paragraph-properties fo:margin-left="1.251cm" fo:margin-right="0cm" fo:text-indent="0cm" style:auto-text-indent="false"/>
      <style:text-properties officeooo:rsid="0044b424" officeooo:paragraph-rsid="0044b424"/>
    </style:style>
    <style:style style:name="T1" style:family="text">
      <style:text-properties officeooo:rsid="003f4b6c"/>
    </style:style>
    <style:style style:name="T2" style:family="text">
      <style:text-properties officeooo:rsid="0043e1a9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6cm" fo:text-indent="-0.635cm" fo:margin-left="1.4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1cm" fo:text-indent="-0.635cm" fo:margin-left="2.1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6cm" fo:text-indent="-0.635cm" fo:margin-left="2.7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1cm" fo:text-indent="-0.635cm" fo:margin-left="3.3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6cm" fo:text-indent="-0.635cm" fo:margin-left="4.0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1cm" fo:text-indent="-0.635cm" fo:margin-left="4.6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6cm" fo:text-indent="-0.635cm" fo:margin-left="5.2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1cm" fo:text-indent="-0.635cm" fo:margin-left="5.9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6cm" fo:text-indent="-0.635cm" fo:margin-left="6.5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1cm" fo:text-indent="-0.635cm" fo:margin-left="7.191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h text:style-name="P9" text:outline-level="1"/>
      <text:h text:style-name="P9" text:outline-level="1"/>
      <text:p text:style-name="P12"><text:bookmark-start text:name="__RefHeading__105_1138563247"/>SoftEther VPN<text:bookmark-end text:name="__RefHeading__105_1138563247"/></text:p>
      <text:p text:style-name="P2"/>
      <text:p text:style-name="P2"/>
      <text:p text:style-name="P2"/>
      <text:p text:style-name="P2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1_Head">
            <text:p text:style-name="P15">Sumário</text:p>
          </text:index-title>
          <text:p text:style-name="P7"><text:a xlink:type="simple" xlink:href="#__RefHeading__105_1138563247" text:style-name="Index_20_Link" text:visited-style-name="Index_20_Link">Titulo do Capitulo<text:tab/>1</text:a></text:p>
          <text:p text:style-name="P6"><text:a xlink:type="simple" xlink:href="#__RefHeading__107_1138563247" text:style-name="Index_20_Link" text:visited-style-name="Index_20_Link">1Titulo 1<text:tab/>3</text:a></text:p>
          <text:p text:style-name="P5"><text:a xlink:type="simple" xlink:href="#__RefHeading__1274_1011951465" text:style-name="Index_20_Link" text:visited-style-name="Index_20_Link">1.1Titulo 2<text:tab/>3</text:a></text:p>
        </text:index-body>
      </text:table-of-content>
      <text:h text:style-name="Heading_20_2" text:outline-level="2" text:is-list-header="true"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33178449540491960" text:style-name="L11">
        <text:list-item>
          <text:h text:style-name="P14" text:outline-level="1"><text:bookmark-start text:name="__RefHeading__107_1138563247"/><text:soft-page-break/><text:span text:style-name="T2">SoftEther VPN</text:span><text:bookmark-end text:name="__RefHeading__107_1138563247"/></text:h>
        </text:list-item>
      </text:list>
      <text:h text:style-name="P16" text:outline-level="2"/>
      <text:h text:style-name="P16" text:outline-level="2"/>
      <text:h text:style-name="P16" text:outline-level="2"/>
      <text:h text:style-name="P13" text:outline-level="1"/>
      <text:h text:style-name="P21" text:outline-level="3"/>
      <text:h text:style-name="P13" text:outline-level="1"/>
      <text:h text:style-name="P13" text:outline-level="1"/>
      <text:h text:style-name="P13" text:outline-level="1"/>
      <text:p text:style-name="Apostilas-Corpo-Texto"/>
      <text:p text:style-name="Apostilas-Corpo-Texto"><text:tab/></text:p>
      <text:p text:style-name="Text_20_body"/>
      <text:p text:style-name="Apostilas-Corpo-Texto"><text:tab/><text:span text:style-name="T1">Corpo do texto.</text:span></text:p>
      <text:p text:style-name="Text_20_body"/>
      <text:list xml:id="list1422201214343874903" text:style-name="Apostila-Numeracao">
        <text:list-item>
          <text:h text:style-name="P17" text:outline-level="2"><text:bookmark-start text:name="__RefHeading__1274_1011951465"/>Titul<text:bookmark-end text:name="__RefHeading__1274_1011951465"/></text:h>
          <text:h text:style-name="Apostilas-T2" text:outline-level="2"/>
        </text:list-item>
      </text:list>
      <text:h text:style-name="P16" text:outline-level="2"/>
      <text:h text:style-name="P16" text:outline-level="2"/>
      <text:p text:style-name="P1"/>
      <text:p text:style-name="Apostilas-Comando">comandos</text:p>
      <text:p text:style-name="Standard"/>
      <text:p text:style-name="Apostilas-Codigo">Código</text:p>
      <text:p text:style-name="Text_20_body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Imagens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Apostilas-Titulo-Tabela">Titulo da Tabela</text:p>
          </table:table-cell>
          <table:table-cell table:style-name="Tabela2.B1" office:value-type="string">
            <text:p text:style-name="Apostilas-Titulo-Tabela"/>
          </table:table-cell>
        </table:table-row>
        <table:table-row>
          <table:table-cell table:style-name="Tabela2.A2" office:value-type="string">
            <text:p text:style-name="Apostilas-Corpo-Texto">Texto1</text:p>
          </table:table-cell>
          <table:table-cell table:style-name="Tabela2.B2" office:value-type="string">
            <text:p text:style-name="Apostilas-Corpo-Texto">Descrição</text:p>
          </table:table-cell>
        </table:table-row>
        <table:table-row>
          <table:table-cell table:style-name="Tabela2.A3" office:value-type="string">
            <text:p text:style-name="Apostilas-Corpo-Texto">Texto2</text:p>
          </table:table-cell>
          <table:table-cell table:style-name="Tabela2.B3" office:value-type="string">
            <text:p text:style-name="Apostilas-Corpo-Texto">Descrição</text:p>
          </table:table-cell>
        </table:table-row>
      </table:table>
      <text:p text:style-name="P3"><text:soft-page-break/></text:p>
      <text:list xml:id="list1903051809389042" text:style-name="L1">
        <text:list-item>
          <text:p text:style-name="P10">Lista Item 1 </text:p>
        </text:list-item>
        <text:list-item>
          <text:p text:style-name="P11">Lista Item 2</text:p>
        </text:list-item>
        <text:list-item>
          <text:p text:style-name="P10">Lista Item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10 Pitch1" svg:font-family="'Courier 10 Pitch'" style:font-pitch="fixed"/>
    <style:font-face style:name="Courier 10 Pitch" svg:font-family="'Courier 10 Pitch'" style:font-adornments="Negrito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aramond" svg:font-family="Garamond" style:font-adornments="Negrito" style:font-family-generic="roman" style:font-pitch="variable"/>
    <style:font-face style:name="Garamond1" svg:font-family="Garamond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 Negrito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Heading" style:class="text">
      <style:paragraph-properties fo:margin-top="0cm" fo:margin-bottom="0.247cm" loext:contextual-spacing="false" fo:line-height="120%"/>
    </style:style>
    <style:style style:name="List" style:family="paragraph" style:hidden="true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egrito" style:font-family-generic="roman" style:font-pitch="variable" fo:font-size="36pt" fo:font-weight="bold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Standard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36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Liberation Serif1" fo:font-family="'Liberation Serif'" style:font-style-name="Itálico Negrito" style:font-family-generic="roman" style:font-pitch="variable" fo:font-size="155%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mandos" style:family="paragraph" style:parent-style-name="Text_20_body" style:master-page-name="">
      <style:paragraph-properties style:page-number="auto" fo:background-color="#000000" fo:padding="0.049cm" fo:border="0.06pt solid #808080" style:shadow="none">
        <style:background-image/>
      </style:paragraph-properties>
      <style:text-properties fo:color="#ffffff" style:text-line-through-style="none" style:text-line-through-type="none" style:font-name="Courier 10 Pitch" fo:font-family="'Courier 10 Pitch'" style:font-style-name="Negrito" style:font-pitch="fixed" fo:font-weight="bold" style:font-size-asian="10.5pt"/>
    </style:style>
    <style:style style:name="Codigo" style:family="paragraph" style:parent-style-name="Text_20_body" style:master-page-name="">
      <style:paragraph-properties style:page-number="auto" fo:background-color="#cccccc" fo:padding="0.049cm" fo:border="0.06pt solid #808080" style:shadow="none">
        <style:background-image/>
      </style:paragraph-properties>
      <style:text-properties fo:color="#000000" style:font-name="Courier" fo:font-family="Courier" style:font-style-name="Regular" style:font-family-generic="modern" style:font-pitch="fixed" fo:font-style="oblique" style:font-size-asian="10.5pt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hidden="true" style:parent-style-name="Text_20_body" style:class="extra">
      <style:paragraph-properties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hidden="true" style:parent-style-name="Caption" style:class="extra"/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hidden="true" style:parent-style-name="Caption" style:class="extra"/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" style:family="paragraph" style:hidden="true" style:parent-style-name="Caption" style:class="extra"/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ostilas" style:family="paragraph" style:parent-style-name="Standard" style:default-outline-level="" style:list-style-name="" style:class="text">
      <style:paragraph-properties fo:text-align="center" style:justify-single-word="false" style:shadow="none" text:number-lines="false" text:line-number="0">
        <style:tab-stops/>
      </style:paragraph-properties>
      <style:text-properties style:font-name="Garamond" fo:font-family="Garamond" style:font-style-name="Negrito" style:font-family-generic="roman" style:font-pitch="variable" fo:font-size="36pt" fo:font-weight="bold" style:font-size-asian="10.5pt"/>
    </style:style>
    <style:style style:name="Apostilas-T1" style:family="paragraph" style:parent-style-name="Apostilas" style:default-outline-level="1" style:list-style-name="Apostila-Numeracao" style:class="text" style:master-page-name="">
      <style:paragraph-properties fo:text-align="start" style:justify-single-word="false" style:page-number="auto" fo:background-color="transparent" text:number-lines="true" text:line-number="0">
        <style:tab-stops/>
        <style:drop-cap/>
        <style:background-image/>
      </style:paragraph-properties>
      <style:text-properties fo:font-size="18pt" style:font-size-asian="10.5pt"/>
    </style:style>
    <style:style style:name="Apostilas-T2" style:family="paragraph" style:parent-style-name="Apostilas" style:default-outline-level="2" style:list-style-name="Apostila-Numeracao" style:class="text">
      <style:paragraph-properties fo:text-align="start" style:justify-single-word="false" text:number-lines="false" text:line-number="0"/>
      <style:text-properties fo:font-size="16pt" style:font-size-asian="10.5pt"/>
    </style:style>
    <style:style style:name="Apostilas-T3" style:family="paragraph" style:parent-style-name="Apostilas" style:default-outline-level="3" style:list-style-name="Apostila-Numeracao" style:class="text">
      <style:paragraph-properties fo:text-align="start" style:justify-single-word="false" fo:background-color="transparent">
        <style:background-image/>
      </style:paragraph-properties>
      <style:text-properties fo:font-size="14pt" style:font-size-asian="10.5pt"/>
    </style:style>
    <style:style style:name="Apostilas-Corpo-Texto" style:family="paragraph" style:parent-style-name="Apostilas" style:class="text">
      <style:paragraph-properties fo:text-align="justify" style:justify-single-word="false"/>
      <style:text-properties fo:font-size="12pt" fo:font-weight="normal" style:font-size-asian="10.5pt"/>
    </style:style>
    <style:style style:name="Apostilas-Comando" style:family="paragraph" style:parent-style-name="Apostilas" style:class="text">
      <style:paragraph-properties fo:text-align="start" style:justify-single-word="false" fo:background-color="#000000" fo:padding="0.049cm" fo:border="0.06pt solid #ffffff" style:shadow="none">
        <style:background-image/>
      </style:paragraph-properties>
      <style:text-properties fo:color="#ffffff" fo:font-size="12pt" style:font-size-asian="10.5pt"/>
    </style:style>
    <style:style style:name="Apostilas-Codigo" style:family="paragraph" style:parent-style-name="Apostilas" style:class="text">
      <style:paragraph-properties fo:text-align="start" style:justify-single-word="false" fo:background-color="#dddddd" fo:padding="0.049cm" fo:border="0.06pt solid #000000" style:shadow="none">
        <style:background-image/>
      </style:paragraph-properties>
      <style:text-properties fo:color="#000000" fo:font-size="11pt" fo:font-weight="normal" style:font-size-asian="10.5pt"/>
    </style:style>
    <style:style style:name="Apostilas-Titulo-Sumario" style:family="paragraph" style:parent-style-name="Apostilas" style:class="index" style:master-page-name="">
      <style:paragraph-properties style:page-number="auto"/>
      <style:text-properties fo:font-size="18pt" fo:font-style="italic" style:font-size-asian="10.5pt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postilas-Titulo-Tabela" style:family="paragraph" style:parent-style-name="Apostilas" style:class="extra">
      <style:paragraph-properties fo:text-align="start" style:justify-single-word="false" fo:background-color="#000000" fo:padding="0cm" fo:border="none">
        <style:background-image/>
      </style:paragraph-properties>
      <style:text-properties fo:color="#ffffff" fo:font-size="14pt" style:font-size-asian="10.5pt"/>
    </style:style>
    <style:style style:name="Apostila-Listas" style:family="paragraph" style:parent-style-name="Apostilas" style:class="text" style:master-page-name="">
      <style:paragraph-properties fo:margin-left="-0.101cm" fo:margin-right="0cm" fo:line-height="150%" fo:text-align="start" style:justify-single-word="false" fo:text-indent="0cm" style:auto-text-indent="false" style:page-number="auto" fo:background-color="transparent" style:vertical-align="middle">
        <style:background-image/>
      </style:paragraph-properties>
      <style:text-properties style:font-name="Garamond1" fo:font-family="Garamond" style:font-style-name="Regular" style:font-family-generic="roman" style:font-pitch="variable" fo:font-size="16pt" fo:font-weight="normal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postila-Numeracao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9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Padrao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ostilas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63.359cm" fo:margin-left="63.99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39:00.164110163</meta:creation-date>
    <dc:date>2016-01-10T22:20:40.069866636</dc:date>
    <meta:editing-duration>PT6H35M52S</meta:editing-duration>
    <meta:editing-cycles>21</meta:editing-cycles>
    <meta:generator>LibreOffice/4.3.3.2$Linux_X86_64 LibreOffice_project/430m0$Build-2</meta:generator>
    <dc:creator>nicolas </dc:creator>
    <meta:document-statistic meta:table-count="2" meta:image-count="0" meta:object-count="0" meta:page-count="5" meta:paragraph-count="20" meta:word-count="43" meta:character-count="210" meta:non-whitespace-character-count="188"/>
  </office:meta>
</office:document-meta>
</file>